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84in"/>
    </style:style>
    <style:style style:name="co2" style:family="table-column">
      <style:table-column-properties fo:break-before="auto" style:column-width="8.5752in"/>
    </style:style>
    <style:style style:name="co3" style:family="table-column">
      <style:table-column-properties fo:break-before="auto" style:column-width="3.9445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6354in" fo:break-before="auto" style:use-optimal-row-height="true"/>
    </style:style>
    <style:style style:name="ro3" style:family="table-row">
      <style:table-row-properties style:row-height="0.4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00" fo:wrap-option="wrap" fo:border="0.74pt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wrap-option="wrap" fo:border="0.74pt solid #000000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in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>
      <style:table-cell-properties fo:border="0.74pt solid #000000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ce2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COURSE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eate a projec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iew gradl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composable and setup layou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lain manifest with main activity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how website <text:a xlink:href="https://developer.android.com/build/releases/gradle-plugin" xlink:type="simple">https://developer.android.com/build/releases/gradle-plugin</text:a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 all vers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n get my project from github and build it then stop the course</text:p>
          </table:table-cell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" table:style-name="ta1">
        <table:table-column table:style-name="co3" table:default-cell-style-name="ce5"/>
        <table:table-column table:style-name="co4" table:default-cell-style-name="ce7"/>
        <table:table-column table:style-name="co5" table:number-columns-repeated="16382" table:default-cell-style-name="ce8"/>
        <table:table-row table:style-name="ro1">
          <table:table-cell table:style-name="ce4" office:value-type="string" calcext:value-type="string">
            <text:p>JAVA</text:p>
          </table:table-cell>
          <table:table-cell table:style-name="ce6" office:value-type="string" calcext:value-type="string">
            <text:p>17.0.15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Gradle Version</text:p>
          </table:table-cell>
          <table:table-cell table:style-name="ce6" office:value-type="float" office:value="8.2" calcext:value-type="float">
            <text:p>8.2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Android Gradle version AGP</text:p>
          </table:table-cell>
          <table:table-cell table:style-name="ce6" office:value-type="float" office:value="8.2" calcext:value-type="float">
            <text:p>8.2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Kotlin Version</text:p>
          </table:table-cell>
          <table:table-cell table:style-name="ce6" office:value-type="string" calcext:value-type="string">
            <text:p>1.9.0</text:p>
          </table:table-cell>
          <table:table-cell table:number-columns-repeated="16382"/>
        </table:table-row>
        <table:table-row table:style-name="ro3">
          <table:table-cell table:style-name="Default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1T00:50:01.461000000</meta:creation-date>
    <dc:date>2025-08-11T01:43:48.078000000</dc:date>
    <meta:editing-duration>PT12M21S</meta:editing-duration>
    <meta:editing-cycles>8</meta:editing-cycles>
    <meta:generator>LibreOffice/24.2.0.3$Windows_X86_64 LibreOffice_project/da48488a73ddd66ea24cf16bbc4f7b9c08e9bea1</meta:generator>
    <meta:document-statistic meta:table-count="2" meta:cell-count="16" meta:object-count="0"/>
  </office:meta>
</office:document-meta>
</file>